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entin </meta:initial-creator>
    <meta:creation-date>2013-11-04T23:29:21</meta:creation-date>
    <dc:date>2013-11-11T21:55:36.20</dc:date>
    <meta:editing-duration>PT00H06M30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1" meta:word-count="3" meta:character-count="18"/>
  </office:meta>
</office:document-meta>
</file>